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ViewHandler.renderView( FacesContext context , UIViewRoot viewToR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FlowViewHandler.setBackingBean( ServletRequest request , ServletResponse response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FlowViewHandler.PageFlowViewHandler( ViewHandl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iewHandler.calculateLocal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iewHandler.calculateRenderKitId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iewHandler.writ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iewHandler.createView( FacesContext context , String view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ageFlowViewHandler.restoreView( FacesContext context , String view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ClientState.getBack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iewHandler.getResourceURL( FacesContext contex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iewHandler.savePreviousPageInfo( HttpServletRequest request , ExternalContext externalContext , String viewID , UIViewRoot viewRoo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ClientState.PageClientState( UIViewRoot viewRoot , FacesBackingBean backing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ClientState.getView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iewHandler.getActionURL( FacesContext context , String view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